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5788"/>
    </style:style>
    <style:style style:name="P2" style:family="paragraph" style:parent-style-name="Horizontal_20_Line">
      <style:text-properties officeooo:paragraph-rsid="00145788"/>
    </style:style>
    <style:style style:name="P3" style:family="paragraph" style:parent-style-name="Preformatted_20_Text">
      <style:text-properties officeooo:paragraph-rsid="00145788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45788"/>
    </style:style>
    <style:style style:name="P5" style:family="paragraph" style:parent-style-name="Preformatted_20_Text">
      <style:paragraph-properties style:writing-mode="lr-tb"/>
      <style:text-properties officeooo:paragraph-rsid="00145788"/>
    </style:style>
    <style:style style:name="P6" style:family="paragraph" style:parent-style-name="Preformatted_20_Text">
      <style:paragraph-properties fo:margin-top="0cm" fo:margin-bottom="0.499cm" style:contextual-spacing="false" style:writing-mode="lr-tb"/>
      <style:text-properties officeooo:paragraph-rsid="00145788"/>
    </style:style>
    <style:style style:name="P7" style:family="paragraph" style:parent-style-name="Standard">
      <style:text-properties officeooo:paragraph-rsid="00145788"/>
    </style:style>
    <style:style style:name="P8" style:family="paragraph" style:parent-style-name="Text_20_body">
      <style:text-properties officeooo:paragraph-rsid="00145788"/>
    </style:style>
    <style:style style:name="P9" style:family="paragraph" style:parent-style-name="Heading_20_3">
      <style:text-properties officeooo:paragraph-rsid="00146ca5"/>
    </style:style>
    <style:style style:name="P10" style:family="paragraph" style:parent-style-name="Preformatted_20_Text" style:list-style-name="L2">
      <style:text-properties officeooo:paragraph-rsid="00145788"/>
    </style:style>
    <style:style style:name="P11" style:family="paragraph" style:parent-style-name="Preformatted_20_Text" style:list-style-name="L2">
      <style:paragraph-properties fo:margin-left="0cm" fo:margin-right="0cm" fo:text-indent="0cm" style:auto-text-indent="false" style:writing-mode="lr-tb"/>
      <style:text-properties officeooo:paragraph-rsid="00145788"/>
    </style:style>
    <style:style style:name="P12" style:family="paragraph" style:parent-style-name="Preformatted_20_Text" style:list-style-name="L2">
      <style:paragraph-properties style:writing-mode="lr-tb"/>
      <style:text-properties officeooo:paragraph-rsid="00145788"/>
    </style:style>
    <style:style style:name="P13" style:family="paragraph" style:parent-style-name="Preformatted_20_Text" style:list-style-name="L2">
      <style:paragraph-properties fo:margin-top="0cm" fo:margin-bottom="0.499cm" style:contextual-spacing="false" style:writing-mode="lr-tb"/>
      <style:text-properties officeooo:paragraph-rsid="00145788"/>
    </style:style>
    <style:style style:name="P14" style:family="paragraph" style:parent-style-name="Preformatted_20_Text" style:list-style-name="L3">
      <style:text-properties officeooo:paragraph-rsid="00145788"/>
    </style:style>
    <style:style style:name="P15" style:family="paragraph" style:parent-style-name="Preformatted_20_Text" style:list-style-name="L3">
      <style:paragraph-properties fo:margin-left="0cm" fo:margin-right="0cm" fo:text-indent="0cm" style:auto-text-indent="false" style:writing-mode="lr-tb"/>
      <style:text-properties officeooo:paragraph-rsid="00145788"/>
    </style:style>
    <style:style style:name="P16" style:family="paragraph" style:parent-style-name="Preformatted_20_Text" style:list-style-name="L3">
      <style:paragraph-properties style:writing-mode="lr-tb"/>
      <style:text-properties officeooo:paragraph-rsid="00145788"/>
    </style:style>
    <style:style style:name="P17" style:family="paragraph" style:parent-style-name="Preformatted_20_Text" style:list-style-name="L3">
      <style:paragraph-properties fo:margin-top="0cm" fo:margin-bottom="0.499cm" style:contextual-spacing="false" style:writing-mode="lr-tb"/>
      <style:text-properties officeooo:paragraph-rsid="00145788"/>
    </style:style>
    <style:style style:name="P18" style:family="paragraph" style:parent-style-name="Preformatted_20_Text">
      <style:paragraph-properties fo:margin-top="0cm" fo:margin-bottom="0.499cm" style:contextual-spacing="false" style:writing-mode="lr-tb"/>
      <style:text-properties officeooo:paragraph-rsid="00145788"/>
    </style:style>
    <style:style style:name="P19" style:family="paragraph" style:parent-style-name="Preformatted_20_Text" style:list-style-name="L4">
      <style:text-properties officeooo:paragraph-rsid="00146ca5"/>
    </style:style>
    <style:style style:name="P20" style:family="paragraph" style:parent-style-name="Preformatted_20_Text" style:list-style-name="L4">
      <style:paragraph-properties fo:margin-left="0cm" fo:margin-right="0cm" fo:text-indent="0cm" style:auto-text-indent="false" style:writing-mode="lr-tb"/>
      <style:text-properties officeooo:paragraph-rsid="00146ca5"/>
    </style:style>
    <style:style style:name="P21" style:family="paragraph" style:parent-style-name="Preformatted_20_Text" style:list-style-name="L4">
      <style:paragraph-properties style:writing-mode="lr-tb"/>
      <style:text-properties officeooo:paragraph-rsid="00146ca5"/>
    </style:style>
    <style:style style:name="P22" style:family="paragraph" style:parent-style-name="Preformatted_20_Text" style:list-style-name="L4">
      <style:paragraph-properties fo:margin-top="0cm" fo:margin-bottom="0.499cm" style:contextual-spacing="false" style:writing-mode="lr-tb"/>
      <style:text-properties officeooo:paragraph-rsid="00146ca5"/>
    </style:style>
    <style:style style:name="P23" style:family="paragraph" style:parent-style-name="Preformatted_20_Text" style:list-style-name="L6">
      <style:text-properties officeooo:paragraph-rsid="00146ca5"/>
    </style:style>
    <style:style style:name="P24" style:family="paragraph" style:parent-style-name="Preformatted_20_Text" style:list-style-name="L6">
      <style:paragraph-properties fo:margin-left="0cm" fo:margin-right="0cm" fo:text-indent="0cm" style:auto-text-indent="false" style:writing-mode="lr-tb"/>
      <style:text-properties officeooo:paragraph-rsid="00146ca5"/>
    </style:style>
    <style:style style:name="P25" style:family="paragraph" style:parent-style-name="Preformatted_20_Text" style:list-style-name="L6">
      <style:paragraph-properties style:writing-mode="lr-tb"/>
      <style:text-properties officeooo:paragraph-rsid="00146ca5"/>
    </style:style>
    <style:style style:name="P26" style:family="paragraph" style:parent-style-name="Preformatted_20_Text" style:list-style-name="L6">
      <style:paragraph-properties fo:margin-top="0cm" fo:margin-bottom="0.499cm" style:contextual-spacing="false" style:writing-mode="lr-tb"/>
      <style:text-properties officeooo:paragraph-rsid="00146ca5"/>
    </style:style>
    <style:style style:name="P27" style:family="paragraph" style:parent-style-name="Preformatted_20_Text">
      <style:text-properties officeooo:paragraph-rsid="00146ca5"/>
    </style:style>
    <style:style style:name="P28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46ca5"/>
    </style:style>
    <style:style style:name="P29" style:family="paragraph" style:parent-style-name="Preformatted_20_Text">
      <style:paragraph-properties style:writing-mode="lr-tb"/>
      <style:text-properties officeooo:paragraph-rsid="00146ca5"/>
    </style:style>
    <style:style style:name="P30" style:family="paragraph" style:parent-style-name="Preformatted_20_Text">
      <style:paragraph-properties fo:margin-top="0cm" fo:margin-bottom="0.499cm" style:contextual-spacing="false" style:writing-mode="lr-tb"/>
      <style:text-properties officeooo:paragraph-rsid="00146ca5"/>
    </style:style>
    <style:style style:name="P31" style:family="paragraph" style:parent-style-name="Text_20_body" style:list-style-name="L1">
      <style:text-properties officeooo:paragraph-rsid="00145788"/>
    </style:style>
    <style:style style:name="P32" style:family="paragraph" style:parent-style-name="Text_20_body" style:list-style-name="L2">
      <style:text-properties officeooo:paragraph-rsid="00145788"/>
    </style:style>
    <style:style style:name="P33" style:family="paragraph" style:parent-style-name="Text_20_body" style:list-style-name="L3">
      <style:text-properties officeooo:paragraph-rsid="00145788"/>
    </style:style>
    <style:style style:name="P34" style:family="paragraph" style:parent-style-name="Text_20_body" style:list-style-name="L4">
      <style:text-properties officeooo:paragraph-rsid="00146ca5"/>
    </style:style>
    <style:style style:name="P35" style:family="paragraph" style:parent-style-name="Text_20_body" style:list-style-name="L4">
      <style:paragraph-properties fo:margin-top="0cm" fo:margin-bottom="0cm" style:contextual-spacing="false"/>
      <style:text-properties officeooo:paragraph-rsid="00146ca5"/>
    </style:style>
    <style:style style:name="P36" style:family="paragraph" style:parent-style-name="Text_20_body" style:list-style-name="L6">
      <style:text-properties officeooo:paragraph-rsid="00146ca5"/>
    </style:style>
    <style:style style:name="P37" style:family="paragraph" style:parent-style-name="Text_20_body">
      <style:text-properties officeooo:paragraph-rsid="00146ca5"/>
    </style:style>
    <style:style style:name="T1" style:family="text">
      <style:text-properties officeooo:rsid="0014166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Creazione di Tabelle: Vincoli di Dominio</text:span></text:h>
      <text:p text:style-name="P8">Sintassi:</text:p>
      <text:p text:style-name="P3">sql</text:p>
      <text:p text:style-name="P3">Copia codice</text:p>
      <text:p text:style-name="P4"><text:span text:style-name="Source_20_Text">create table Impiegato (</text:span></text:p>
      <text:p text:style-name="P5"><text:span text:style-name="Source_20_Text"><text:s text:c="4"/>nome varchar(100) not null,</text:span></text:p>
      <text:p text:style-name="P5"><text:span text:style-name="Source_20_Text"><text:s text:c="4"/>cognome varchar(100) not null,</text:span></text:p>
      <text:p text:style-name="P5"><text:span text:style-name="Source_20_Text"><text:s text:c="4"/>stipendio integer default 0 check (stipendio &gt;= 0),</text:span></text:p>
      <text:p text:style-name="P5"><text:span text:style-name="Source_20_Text"><text:s text:c="4"/>...</text:span></text:p>
      <text:p text:style-name="P6"><text:span text:style-name="Source_20_Text">);</text:span></text:p>
      <text:list text:style-name="L1">
        <text:list-item>
          <text:p text:style-name="P31">Ogni ennupla nella relazione deve soddisfare il vincolo <text:span text:style-name="Source_20_Text">stipendio &gt;= 0</text:span>. In caso di violazione, l'inserimento o la modifica non avverrà e verrà generato un errore.</text:p>
        </text:list-item>
      </text:list>
      <text:p text:style-name="P2"/>
      <text:h text:style-name="P1" text:outline-level="3"><text:span text:style-name="Strong_20_Emphasis">Creazione di Tabelle: Vincoli di Chiave</text:span></text:h>
      <text:list text:style-name="L2">
        <text:list-item>
          <text:p text:style-name="P32"><text:span text:style-name="Strong_20_Emphasis">Vincoli di chiave primaria:</text:span></text:p>
          <text:p text:style-name="P10">sql</text:p>
          <text:p text:style-name="P10">Copia codice</text:p>
          <text:p text:style-name="P11"><text:span text:style-name="Source_20_Text">create table Studente (</text:span></text:p>
          <text:p text:style-name="P12"><text:span text:style-name="Source_20_Text"><text:s text:c="4"/>matricola integer not null,</text:span></text:p>
          <text:p text:style-name="P12"><text:span text:style-name="Source_20_Text"><text:s text:c="4"/>nome varchar(100) not null,</text:span></text:p>
          <text:p text:style-name="P12"><text:span text:style-name="Source_20_Text"><text:s text:c="4"/>cognome varchar(100) not null,</text:span></text:p>
          <text:p text:style-name="P12"><text:span text:style-name="Source_20_Text"><text:s text:c="4"/>nascita date,</text:span></text:p>
          <text:p text:style-name="P12"><text:span text:style-name="Source_20_Text"><text:s text:c="4"/>cf char(16) not null,</text:span></text:p>
          <text:p text:style-name="P12"><text:span text:style-name="Source_20_Text"><text:s text:c="4"/>primary key (matricola),</text:span></text:p>
          <text:p text:style-name="P12"><text:span text:style-name="Source_20_Text"><text:s text:c="4"/>unique (cf),</text:span></text:p>
          <text:p text:style-name="P12"><text:span text:style-name="Source_20_Text"><text:s text:c="4"/>unique (cognome, nome, nascita)</text:span></text:p>
          <text:p text:style-name="P13"><text:span text:style-name="Source_20_Text">);</text:span></text:p>
        </text:list-item>
        <text:list-item>
          <text:p text:style-name="P32"><text:span text:style-name="Strong_20_Emphasis">Alternativa per chiave primaria su un solo attributo:</text:span></text:p>
          <text:p text:style-name="P10">sql</text:p>
          <text:p text:style-name="P10">Copia codice</text:p>
          <text:p text:style-name="P11"><text:span text:style-name="Source_20_Text">create table Studente (</text:span></text:p>
          <text:p text:style-name="P12"><text:span text:style-name="Source_20_Text"><text:s text:c="4"/>matricola integer primary key,</text:span></text:p>
          <text:p text:style-name="P12"><text:span text:style-name="Source_20_Text"><text:s text:c="4"/>...</text:span></text:p>
          <text:p text:style-name="P12"><text:span text:style-name="Source_20_Text"><text:s text:c="4"/>cf char(16) not null unique</text:span></text:p>
          <text:p text:style-name="P13"><text:span text:style-name="Source_20_Text">);</text:span></text:p>
        </text:list-item>
        <text:list-item>
          <text:p text:style-name="P32"><text:span text:style-name="Source_20_Text">Ogni tabella può avere chiavi primarie o uniche che identificano in modo univoco le righe.</text:span></text:p>
        </text:list-item>
      </text:list>
      <text:p text:style-name="P7"><text:span text:style-name="Strong_20_Emphasis">incoli di Integrità Referenziale</text:span></text:p>
      <text:p text:style-name="P8">I vincoli di integrità referenziale sono utilizzati per stabilire relazioni tra tabelle.</text:p>
      <text:list text:style-name="L3">
        <text:list-item>
          <text:p text:style-name="P33"><text:span text:style-name="Strong_20_Emphasis">Esempio con Officina e Veicolo:</text:span></text:p>
          <text:p text:style-name="P14">sql</text:p>
          <text:p text:style-name="P14">Copia codice</text:p>
          <text:p text:style-name="P15"><text:span text:style-name="Source_20_Text">create table Officina (</text:span></text:p>
          <text:p text:style-name="P16"><text:span text:style-name="Source_20_Text"><text:s text:c="4"/>nome varchar(100) not null,</text:span></text:p>
          <text:p text:style-name="P16"><text:span text:style-name="Source_20_Text"><text:s text:c="4"/>indirizzo varchar(500) not null,</text:span></text:p>
          <text:p text:style-name="P16"><text:span text:style-name="Source_20_Text"><text:s text:c="4"/>primary key (nome)</text:span></text:p>
          <text:p text:style-name="P16"><text:span text:style-name="Source_20_Text">);</text:span></text:p>
          <text:p text:style-name="P16"/>
          <text:p text:style-name="P16"><text:soft-page-break/><text:span text:style-name="Source_20_Text">create table Veicolo (</text:span></text:p>
          <text:p text:style-name="P16"><text:span text:style-name="Source_20_Text"><text:s text:c="4"/>targa char(8) not null,</text:span></text:p>
          <text:p text:style-name="P16"><text:span text:style-name="Source_20_Text"><text:s text:c="4"/>tipo varchar(50) not null,</text:span></text:p>
          <text:p text:style-name="P16"><text:span text:style-name="Source_20_Text"><text:s text:c="4"/>primary key (targa)</text:span></text:p>
          <text:p text:style-name="P16"><text:span text:style-name="Source_20_Text">);</text:span></text:p>
          <text:p text:style-name="P16"/>
          <text:p text:style-name="P16"><text:span text:style-name="Source_20_Text">create table Riparazione (</text:span></text:p>
          <text:p text:style-name="P16"><text:span text:style-name="Source_20_Text"><text:s text:c="4"/>officina varchar(100) not null,</text:span></text:p>
          <text:p text:style-name="P16"><text:span text:style-name="Source_20_Text"><text:s text:c="4"/>codice integer not null,</text:span></text:p>
          <text:p text:style-name="P16"><text:span text:style-name="Source_20_Text"><text:s text:c="4"/>veicolo char(8) not null,</text:span></text:p>
          <text:p text:style-name="P16"><text:span text:style-name="Source_20_Text"><text:s text:c="4"/>primary key (officina, codice),</text:span></text:p>
          <text:p text:style-name="P16"><text:span text:style-name="Source_20_Text"><text:s text:c="4"/>foreign key (officina) references Officina (nome),</text:span></text:p>
          <text:p text:style-name="P16"><text:span text:style-name="Source_20_Text"><text:s text:c="4"/>foreign key (veicolo) references Veicolo (targa)</text:span></text:p>
          <text:p text:style-name="P17"><text:span text:style-name="Source_20_Text">);</text:span></text:p>
        </text:list-item>
        <text:list-item>
          <text:p text:style-name="P33"><text:span text:style-name="Strong_20_Emphasis">Altri esempi di tabelle con vincoli referenziali:</text:span></text:p>
          <text:list>
            <text:list-item>
              <text:p text:style-name="P33"><text:span text:style-name="Strong_20_Emphasis">RicambioRip</text:span> (relazione tra ricambi e riparazioni):</text:p>
              <text:p text:style-name="P14">sql</text:p>
              <text:p text:style-name="P14">Copia codice</text:p>
              <text:p text:style-name="P15"><text:span text:style-name="Source_20_Text">create table RicambioRip (</text:span></text:p>
              <text:p text:style-name="P16"><text:span text:style-name="Source_20_Text"><text:s text:c="4"/>officina varchar(100) not null,</text:span></text:p>
              <text:p text:style-name="P16"><text:span text:style-name="Source_20_Text"><text:s text:c="4"/>rip integer not null,</text:span></text:p>
              <text:p text:style-name="P16"><text:span text:style-name="Source_20_Text"><text:s text:c="4"/>ricambio char(5) not null,</text:span></text:p>
              <text:p text:style-name="P16"><text:span text:style-name="Source_20_Text"><text:s text:c="4"/>primary key (officina, rip, ricambio),</text:span></text:p>
              <text:p text:style-name="P16"><text:span text:style-name="Source_20_Text"><text:s text:c="4"/>foreign key (officina, rip) references Riparazione (nome, codice),</text:span></text:p>
              <text:p text:style-name="P16"><text:span text:style-name="Source_20_Text"><text:s text:c="4"/>foreign key (ricambio) references Ricambio (codice)</text:span></text:p>
              <text:p text:style-name="P17"><text:span text:style-name="Source_20_Text">);</text:span></text:p>
            </text:list-item>
          </text:list>
        </text:list-item>
      </text:list>
      <text:p text:style-name="P6"><text:span text:style-name="Source_20_Text"/></text:p>
      <text:h text:style-name="P9" text:outline-level="3"><text:span text:style-name="Strong_20_Emphasis"><text:span text:style-name="T1">Vincoli di integrità</text:span></text:span></text:h>
      <text:p text:style-name="P37"><text:span text:style-name="Strong_20_Emphasis">I vincoli di integrità nei database relazionali sono strumenti fondamentali per garantire la coerenza e la validità dei dati all'interno di un sistema. Esistono diversi tipi di vincoli che possono essere utilizzati per proteggere i dati:</text:span></text:p>
      <text:list text:style-name="L4">
        <text:list-item>
          <text:p text:style-name="P34"><text:span text:style-name="Strong_20_Emphasis">Vincoli di chiave</text:span>:</text:p>
          <text:list>
            <text:list-item>
              <text:p text:style-name="P35"><text:span text:style-name="Strong_20_Emphasis">Primary key</text:span>: garantisce che ogni record in una tabella sia unico, non permettendo valori duplicati per la chiave primaria.</text:p>
            </text:list-item>
            <text:list-item>
              <text:p text:style-name="P34"><text:span text:style-name="Strong_20_Emphasis">Unique</text:span>: simile alla chiave primaria, ma una colonna può essere vuota (NULL) in una riga.</text:p>
            </text:list-item>
          </text:list>
          <text:p text:style-name="P34">Esempio in SQL:</text:p>
          <text:p text:style-name="P19">sql</text:p>
          <text:p text:style-name="P19">Copia codice</text:p>
          <text:p text:style-name="P20"><text:span text:style-name="Source_20_Text">create table Progetto (</text:span></text:p>
          <text:p text:style-name="P21"><text:span text:style-name="Source_20_Text"><text:s text:c="2"/>nome varchar(100) not null,</text:span></text:p>
          <text:p text:style-name="P21"><text:span text:style-name="Source_20_Text"><text:s text:c="2"/>inizio date not null,</text:span></text:p>
          <text:p text:style-name="P21"><text:span text:style-name="Source_20_Text"><text:s text:c="2"/>fine date not null,</text:span></text:p>
          <text:p text:style-name="P21"><text:span text:style-name="Source_20_Text"><text:s text:c="2"/>primary key (nome)</text:span></text:p>
          <text:p text:style-name="P22"><text:span text:style-name="Source_20_Text">);</text:span></text:p>
        </text:list-item>
        <text:list-item>
          <text:p text:style-name="P34"><text:span text:style-name="Strong_20_Emphasis">Vincoli di dominio</text:span>:</text:p>
          <text:list>
            <text:list-item>
              <text:p text:style-name="P35"><text:span text:style-name="Strong_20_Emphasis">Check</text:span>: garantisce che i valori all'interno di una colonna rispettino certe condizioni.</text:p>
            </text:list-item>
            <text:list-item>
              <text:p text:style-name="P34"><text:soft-page-break/><text:span text:style-name="Strong_20_Emphasis">Not NULL</text:span>: impone che una colonna non possa contenere valori NULL.</text:p>
            </text:list-item>
          </text:list>
          <text:p text:style-name="P34">Esempio di un vincolo di dominio con <text:span text:style-name="Source_20_Text">CHECK</text:span>:</text:p>
          <text:p text:style-name="P19">sql</text:p>
          <text:p text:style-name="P19">Copia codice</text:p>
          <text:p text:style-name="P20"><text:span text:style-name="Source_20_Text">create table Progetto (</text:span></text:p>
          <text:p text:style-name="P21"><text:span text:style-name="Source_20_Text"><text:s text:c="2"/>nome varchar(100) not null,</text:span></text:p>
          <text:p text:style-name="P21"><text:span text:style-name="Source_20_Text"><text:s text:c="2"/>inizio date not null,</text:span></text:p>
          <text:p text:style-name="P21"><text:span text:style-name="Source_20_Text"><text:s text:c="2"/>fine date not null,</text:span></text:p>
          <text:p text:style-name="P21"><text:span text:style-name="Source_20_Text"><text:s text:c="2"/>check (fine &gt;= inizio) <text:s/>-- vincolo di dominio</text:span></text:p>
          <text:p text:style-name="P22"><text:span text:style-name="Source_20_Text">);</text:span></text:p>
        </text:list-item>
        <text:list-item>
          <text:p text:style-name="P34"><text:span text:style-name="Strong_20_Emphasis">Vincoli di ennupla</text:span>:</text:p>
          <text:list>
            <text:list-item>
              <text:p text:style-name="P34">Un vincolo che impone condizioni sui valori di più colonne in una singola riga. Ad esempio, è possibile garantire che la fine di un progetto non sia antecedente alla data di inizio.</text:p>
            </text:list-item>
          </text:list>
          <text:p text:style-name="P34">Esempio in SQL:</text:p>
          <text:p text:style-name="P19">sql</text:p>
          <text:p text:style-name="P19">Copia codice</text:p>
          <text:p text:style-name="P20"><text:span text:style-name="Source_20_Text">create table WP (</text:span></text:p>
          <text:p text:style-name="P21"><text:span text:style-name="Source_20_Text"><text:s text:c="2"/>nome varchar(100) not null,</text:span></text:p>
          <text:p text:style-name="P21"><text:span text:style-name="Source_20_Text"><text:s text:c="2"/>progetto varchar(100) not null,</text:span></text:p>
          <text:p text:style-name="P21"><text:span text:style-name="Source_20_Text"><text:s text:c="2"/>inizio date not null,</text:span></text:p>
          <text:p text:style-name="P21"><text:span text:style-name="Source_20_Text"><text:s text:c="2"/>fine date not null,</text:span></text:p>
          <text:p text:style-name="P21"><text:span text:style-name="Source_20_Text"><text:s text:c="2"/>primary key (nome),</text:span></text:p>
          <text:p text:style-name="P21"><text:span text:style-name="Source_20_Text"><text:s text:c="2"/>foreign key (progetto) references Progetto(nome),</text:span></text:p>
          <text:p text:style-name="P21"><text:span text:style-name="Source_20_Text"><text:s text:c="2"/>check (fine &gt;= inizio) <text:s/>-- vincolo di ennupla</text:span></text:p>
          <text:p text:style-name="P22"><text:span text:style-name="Source_20_Text">);</text:span></text:p>
        </text:list-item>
        <text:list-item>
          <text:p text:style-name="P34"><text:span text:style-name="Strong_20_Emphasis">Vincoli di chiave esterna (Foreign Key)</text:span>:</text:p>
          <text:list>
            <text:list-item>
              <text:p text:style-name="P34">Garantisce che una colonna in una tabella contenga solo valori che esistono come chiavi primarie in un'altra tabella, mantenendo l'integrità referenziale.</text:p>
            </text:list-item>
          </text:list>
          <text:p text:style-name="P34">Esempio di una chiave esterna:</text:p>
          <text:p text:style-name="P19">sql</text:p>
          <text:p text:style-name="P19">Copia codice</text:p>
          <text:p text:style-name="P20"><text:span text:style-name="Source_20_Text">create table WP (</text:span></text:p>
          <text:p text:style-name="P21"><text:span text:style-name="Source_20_Text"><text:s text:c="2"/>nome varchar(100) not null,</text:span></text:p>
          <text:p text:style-name="P21"><text:span text:style-name="Source_20_Text"><text:s text:c="2"/>progetto varchar(100) not null,</text:span></text:p>
          <text:p text:style-name="P21"><text:span text:style-name="Source_20_Text"><text:s text:c="2"/>inizio date not null,</text:span></text:p>
          <text:p text:style-name="P21"><text:span text:style-name="Source_20_Text"><text:s text:c="2"/>fine date not null,</text:span></text:p>
          <text:p text:style-name="P21"><text:span text:style-name="Source_20_Text"><text:s text:c="2"/>primary key (nome),</text:span></text:p>
          <text:p text:style-name="P21"><text:span text:style-name="Source_20_Text"><text:s text:c="2"/>foreign key (progetto) references Progetto(nome)</text:span></text:p>
          <text:p text:style-name="P22"><text:span text:style-name="Source_20_Text">);</text:span></text:p>
        </text:list-item>
      </text:list>
      <text:h text:style-name="P9" text:outline-level="3">Vincoli di integrità e transazioni</text:h>
      <text:p text:style-name="P37">Per gestire situazioni in cui l'integrità dei dati deve essere garantita durante una transazione complessa (ad esempio, inserimento in più tabelle), i vincoli possono essere dichiarati come <text:span text:style-name="Strong_20_Emphasis">deferrable</text:span>, il che consente di verificare i vincoli alla fine di una transazione invece che immediatamente dopo ogni operazione.</text:p>
      <text:p text:style-name="P37">Esempio di transazione con vincoli deferrable:</text:p>
      <text:p text:style-name="P27"><text:soft-page-break/>sql</text:p>
      <text:p text:style-name="P27">Copia codice</text:p>
      <text:p text:style-name="P28"><text:span text:style-name="Source_20_Text">begin transaction;</text:span></text:p>
      <text:p text:style-name="P29"><text:span text:style-name="Source_20_Text">set constraints all deferred;</text:span></text:p>
      <text:p text:style-name="P29"/>
      <text:p text:style-name="P29"><text:span text:style-name="Source_20_Text">insert into Azienda (nome) values ('az');</text:span></text:p>
      <text:p text:style-name="P29"><text:span text:style-name="Source_20_Text">insert into Impiegato (cf) values ('111');</text:span></text:p>
      <text:p text:style-name="P29"><text:span text:style-name="Source_20_Text">insert into lavora (impiegato, azienda) values ('111', 'az');</text:span></text:p>
      <text:p text:style-name="P29"/>
      <text:p text:style-name="P30"><text:span text:style-name="Source_20_Text">commit;</text:span></text:p>
      <text:p text:style-name="P37">In questo caso, il DBMS valuterà i vincoli solo al termine della transazione, consentendo operazioni che potrebbero violare i vincoli durante il loro svolgimento ma che sono corrette nel contesto della transazione completa.</text:p>
      <text:h text:style-name="P9" text:outline-level="3">Vincoli complessi: Asserzioni e Trigger</text:h>
      <text:p text:style-name="P37">Alcuni vincoli non possono essere espressi usando i vincoli standard SQL e necessitano di approcci più avanzati, come le <text:span text:style-name="Strong_20_Emphasis">asserzioni</text:span> e i <text:span text:style-name="Strong_20_Emphasis">trigger</text:span>.</text:p>
      <text:list text:style-name="L6">
        <text:list-item>
          <text:p text:style-name="P36"><text:span text:style-name="Strong_20_Emphasis">Asserzioni</text:span>: forniscono un modo per esprimere vincoli complessi che coinvolgono più tabelle, ma non sono supportati dalla maggior parte dei DBMS.</text:p>
          <text:p text:style-name="P36">Esempio di asserzione:</text:p>
          <text:p text:style-name="P23">sql</text:p>
          <text:p text:style-name="P23">Copia codice</text:p>
          <text:p text:style-name="P24"><text:span text:style-name="Source_20_Text">create assertion check_date_wp</text:span></text:p>
          <text:p text:style-name="P25"><text:span text:style-name="Source_20_Text">check (</text:span></text:p>
          <text:p text:style-name="P25"><text:span text:style-name="Source_20_Text"><text:s text:c="2"/>not exists (</text:span></text:p>
          <text:p text:style-name="P25"><text:span text:style-name="Source_20_Text"><text:s text:c="4"/>select * from WP w, Progetto p</text:span></text:p>
          <text:p text:style-name="P25"><text:span text:style-name="Source_20_Text"><text:s text:c="4"/>where w.progetto = p.nome</text:span></text:p>
          <text:p text:style-name="P25"><text:span text:style-name="Source_20_Text"><text:s text:c="4"/>and (w.inizio &lt; p.inizio or w.fine &gt; p.fine)</text:span></text:p>
          <text:p text:style-name="P25"><text:span text:style-name="Source_20_Text"><text:s text:c="2"/>)</text:span></text:p>
          <text:p text:style-name="P26"><text:span text:style-name="Source_20_Text">);</text:span></text:p>
        </text:list-item>
        <text:list-item>
          <text:p text:style-name="P36"><text:span text:style-name="Strong_20_Emphasis">Trigger</text:span>: sono utilizzati per eseguire operazioni automaticamente quando si verificano determinati eventi (inserimento, aggiornamento, cancellazione). I trigger possono essere utilizzati per implementare logiche di integrità più complesse, come la gestione di vincoli di disgiunzione tra entità.</text:p>
          <text:p text:style-name="P36">Esempio di trigger in PostgreSQL:</text:p>
          <text:p text:style-name="P23">sql</text:p>
          <text:p text:style-name="P23">Copia codice</text:p>
          <text:p text:style-name="P24"><text:span text:style-name="Source_20_Text">create trigger V_Persona_isa_disj_trigger_Studente</text:span></text:p>
          <text:p text:style-name="P25"><text:span text:style-name="Source_20_Text">before insert or update on Studente</text:span></text:p>
          <text:p text:style-name="P25"><text:span text:style-name="Source_20_Text">for each row</text:span></text:p>
          <text:p text:style-name="P26"><text:span text:style-name="Source_20_Text">execute procedure V_Persona_isa_disj();</text:span></text:p>
        </text:list-item>
      </text:list>
      <text:h text:style-name="P9" text:outline-level="3">Conclusione</text:h>
      <text:p text:style-name="P37">I vincoli di integrità sono un meccanismo fondamentale per mantenere l'affidabilità dei dati in un database. Utilizzando vincoli di chiave, dominio, ennupla e chiave esterna, insieme a strumenti avanzati come asserzioni e trigger, è possibile garantire che i dati rispettino le regole aziendali e le relazioni tra le entità, assicurando la coerenza e l'integrità dei dati nel sistema.</text:p>
      <text:p text:style-name="P37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55:24.427170361</meta:creation-date>
    <meta:generator>LibreOffice/24.2.6.2$Linux_X86_64 LibreOffice_project/420$Build-2</meta:generator>
    <dc:date>2024-11-25T04:29:26.486474844</dc:date>
    <meta:editing-duration>PT24S</meta:editing-duration>
    <meta:editing-cycles>2</meta:editing-cycles>
    <meta:document-statistic meta:table-count="0" meta:image-count="0" meta:object-count="0" meta:page-count="4" meta:paragraph-count="160" meta:word-count="1001" meta:character-count="6246" meta:non-whitespace-character-count="5299"/>
  </office:meta>
</office:document-meta>
</file>